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0" style:family="paragraph">
      <style:text-properties fo:font-weight="bold" style:font-weight-asian="bold" style:font-weight-complex="bold" fo:background-color="#00FF00"/>
    </style:style>
    <style:style style:name="P4" style:parent-style-name="Normal" style:list-style-name="LFO10" style:family="paragraph">
      <style:text-properties fo:font-weight="bold" style:font-weight-asian="bold" style:font-weight-complex="bold"/>
    </style:style>
    <style:style style:name="P5" style:parent-style-name="Normal" style:list-style-name="LFO10" style:family="paragraph">
      <style:text-properties fo:font-weight="bold" style:font-weight-asian="bold" style:font-weight-complex="bold" fo:background-color="#00FF00"/>
    </style:style>
    <style:style style:name="P6" style:parent-style-name="Normal" style:list-style-name="LFO10" style:family="paragraph">
      <style:text-properties fo:font-weight="bold" style:font-weight-asian="bold" style:font-weight-complex="bold" fo:background-color="#00FF00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11" style:family="paragraph">
      <style:text-properties fo:font-weight="bold" style:font-weight-asian="bold" style:font-weight-complex="bold" fo:background-color="#00FF00"/>
    </style:style>
    <style:style style:name="P10" style:parent-style-name="Normal" style:list-style-name="LFO11" style:family="paragraph">
      <style:text-properties fo:font-weight="bold" style:font-weight-asian="bold" style:font-weight-complex="bold" fo:background-color="#00FF00"/>
    </style:style>
    <style:style style:name="P11" style:parent-style-name="Normal" style:list-style-name="LFO11" style:family="paragraph">
      <style:text-properties fo:font-weight="bold" style:font-weight-asian="bold" style:font-weight-complex="bold" fo:background-color="#00FF00"/>
    </style:style>
    <style:style style:name="P12" style:parent-style-name="Normal" style:list-style-name="LFO11" style:family="paragraph">
      <style:text-properties fo:font-weight="bold" style:font-weight-asian="bold" style:font-weight-complex="bold" fo:background-color="#00FF00"/>
    </style:style>
    <style:style style:name="P13" style:parent-style-name="Normal" style:list-style-name="LFO11" style:family="paragraph">
      <style:text-properties fo:font-weight="bold" style:font-weight-asian="bold" style:font-weight-complex="bold" fo:background-color="#00FF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12" style:family="paragraph">
      <style:text-properties fo:font-weight="bold" style:font-weight-asian="bold" style:font-weight-complex="bold"/>
    </style:style>
    <style:style style:name="P16" style:parent-style-name="Normal" style:list-style-name="LFO12" style:family="paragraph">
      <style:text-properties fo:font-weight="bold" style:font-weight-asian="bold" style:font-weight-complex="bold"/>
    </style:style>
    <style:style style:name="P17" style:parent-style-name="Normal" style:list-style-name="LFO12" style:family="paragraph">
      <style:text-properties fo:font-weight="bold" style:font-weight-asian="bold" style:font-weight-complex="bold"/>
    </style:style>
    <style:style style:name="P18" style:parent-style-name="Normal" style:list-style-name="LFO12" style:family="paragraph">
      <style:text-properties fo:font-weight="bold" style:font-weight-asian="bold" style:font-weight-complex="bold"/>
    </style:style>
    <style:style style:name="P19" style:parent-style-name="Normal" style:list-style-name="LFO12" style:family="paragraph">
      <style:text-properties fo:font-weight="bold" style:font-weight-asian="bold" style:font-weight-complex="bold"/>
    </style:style>
    <style:style style:name="P20" style:parent-style-name="Normal" style:list-style-name="LFO12" style:family="paragraph">
      <style:text-properties fo:font-weight="bold" style:font-weight-asian="bold" style:font-weight-complex="bold" fo:background-color="#00FF00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13" style:family="paragraph">
      <style:text-properties fo:font-weight="bold" style:font-weight-asian="bold" style:font-weight-complex="bold" fo:background-color="#00FF00"/>
    </style:style>
    <style:style style:name="P24" style:parent-style-name="Normal" style:list-style-name="LFO13" style:family="paragraph">
      <style:text-properties fo:font-weight="bold" style:font-weight-asian="bold" style:font-weight-complex="bold"/>
    </style:style>
    <style:style style:name="P25" style:parent-style-name="Normal" style:list-style-name="LFO13" style:family="paragraph">
      <style:text-properties fo:font-weight="bold" style:font-weight-asian="bold" style:font-weight-complex="bold"/>
    </style:style>
    <style:style style:name="P26" style:parent-style-name="Normal" style:list-style-name="LFO13" style:family="paragraph">
      <style:text-properties fo:font-weight="bold" style:font-weight-asian="bold" style:font-weight-complex="bold"/>
    </style:style>
    <style:style style:name="P27" style:parent-style-name="Normal" style:list-style-name="LFO13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list-style-name="LFO14" style:family="paragraph">
      <style:text-properties fo:font-weight="bold" style:font-weight-asian="bold" style:font-weight-complex="bold" fo:background-color="#00FF00"/>
    </style:style>
    <style:style style:name="P31" style:parent-style-name="Normal" style:list-style-name="LFO14" style:family="paragraph">
      <style:text-properties fo:font-weight="bold" style:font-weight-asian="bold" style:font-weight-complex="bold"/>
    </style:style>
    <style:style style:name="P32" style:parent-style-name="Normal" style:list-style-name="LFO14" style:family="paragraph">
      <style:text-properties fo:font-weight="bold" style:font-weight-asian="bold" style:font-weight-complex="bold"/>
    </style:style>
    <style:style style:name="P33" style:parent-style-name="Normal" style:list-style-name="LFO14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15" style:family="paragraph">
      <style:text-properties fo:font-weight="bold" style:font-weight-asian="bold" style:font-weight-complex="bold"/>
    </style:style>
    <style:style style:name="P36" style:parent-style-name="Normal" style:list-style-name="LFO15" style:family="paragraph">
      <style:text-properties fo:font-weight="bold" style:font-weight-asian="bold" style:font-weight-complex="bold"/>
    </style:style>
    <style:style style:name="P37" style:parent-style-name="Normal" style:list-style-name="LFO15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list-style-name="LFO16" style:family="paragraph">
      <style:text-properties fo:font-weight="bold" style:font-weight-asian="bold" style:font-weight-complex="bold" fo:background-color="#00FF00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list-style-name="LFO17" style:family="paragraph">
      <style:text-properties fo:font-weight="bold" style:font-weight-asian="bold" style:font-weight-complex="bold"/>
    </style:style>
    <style:style style:name="P42" style:parent-style-name="Normal" style:list-style-name="LFO17" style:family="paragraph">
      <style:text-properties fo:font-weight="bold" style:font-weight-asian="bold" style:font-weight-complex="bold"/>
    </style:style>
    <style:style style:name="P43" style:parent-style-name="Normal" style:list-style-name="LFO17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18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Quelles étapes ?????</text:p>
      <text:p text:style-name="P2">Initialisation du projet</text:p>
      <text:list text:style-name="LFO10" text:continue-numbering="true">
        <text:list-item>
          <text:p text:style-name="P3">Récupération du template HTML/CSS</text:p>
        </text:list-item>
        <text:list-item>
          <text:p text:style-name="P4">Mise en place du SGBD (Système de Gestion de Base de Données)</text:p>
        </text:list-item>
        <text:list-item>
          <text:p text:style-name="P5">Mise en place du serveur web</text:p>
        </text:list-item>
        <text:list-item>
          <text:p text:style-name="P6">Vérification de l'affichage du premier fichier .php</text:p>
        </text:list-item>
      </text:list>
      <text:p text:style-name="P7">Conception</text:p>
      <text:p text:style-name="P8">1. Cahier des charges</text:p>
      <text:list text:style-name="LFO11" text:continue-numbering="true">
        <text:list-item>
          <text:p text:style-name="P9">Objectifs de l'application</text:p>
        </text:list-item>
        <text:list-item>
          <text:p text:style-name="P10">Fonctionnalités</text:p>
        </text:list-item>
        <text:list-item>
          <text:p text:style-name="P11">Exigences techniques</text:p>
        </text:list-item>
        <text:list-item>
          <text:p text:style-name="P12">Interfaces utilisateurs</text:p>
        </text:list-item>
        <text:list-item>
          <text:p text:style-name="P13">Livrables</text:p>
        </text:list-item>
      </text:list>
      <text:p text:style-name="P14">2. Conception de la BDD</text:p>
      <text:list text:style-name="LFO12" text:continue-numbering="true">
        <text:list-item>
          <text:p text:style-name="P15">Dictionnaire de données (excel)</text:p>
        </text:list-item>
        <text:list-item>
          <text:p text:style-name="P16">Méthode Merise</text:p>
          <text:list text:continue-numbering="true">
            <text:list-item>
              <text:p text:style-name="P17">Modèle Conceptuel de Données (MCD)</text:p>
            </text:list-item>
            <text:list-item>
              <text:p text:style-name="P18">Modèle Logique de Données (MLD)</text:p>
            </text:list-item>
            <text:list-item>
              <text:p text:style-name="P19">Modèle Physique de Données (MPD)</text:p>
            </text:list-item>
          </text:list>
        </text:list-item>
        <text:list-item>
          <text:p text:style-name="P20">Créer le script de création de la BDD à la mano si possible. Vous avez un exemple de rappel de base dans le fichier "script_bdd.sql".</text:p>
        </text:list-item>
      </text:list>
      <text:p text:style-name="P21">3. Arborescence du site</text:p>
      <text:p text:style-name="P22">Lister chaque page dont vous allez avoir besoin. Renseignez pour chacune :</text:p>
      <text:list text:style-name="LFO13" text:continue-numbering="true">
        <text:list-item>
          <text:p text:style-name="P23">le nom de la page</text:p>
        </text:list-item>
        <text:list-item>
          <text:p text:style-name="P24">l'URL</text:p>
        </text:list-item>
        <text:list-item>
          <text:p text:style-name="P25">Les informations présentes sur la page</text:p>
        </text:list-item>
        <text:list-item>
          <text:p text:style-name="P26">Les liens présents sur la page</text:p>
        </text:list-item>
        <text:list-item>
          <text:p text:style-name="P27">Les formulaires présents sur la page</text:p>
        </text:list-item>
      </text:list>
      <text:p text:style-name="P28">Mise en oeuvre</text:p>
      <text:p text:style-name="P29">1. Découpage du template</text:p>
      <text:list text:style-name="LFO14" text:continue-numbering="true">
        <text:list-item>
          <text:p text:style-name="P30">Création de tous les fichiers .php et intégration à l'intérieur du HTML/CSS du template</text:p>
        </text:list-item>
        <text:list-item>
          <text:p text:style-name="P31">Optimisation des fichiers .php en découpant les parties redondantes communes à toutes les pages (ex : header, footer, head, etc...)</text:p>
        </text:list-item>
        <text:list-item>
          <text:p text:style-name="P32">Mise en place des blocs de contenus (sans contenu) dans chaque page en fonction des besoins. (ex : textes, formulaires, etc...)</text:p>
        </text:list-item>
        <text:list-item>
          <text:p text:style-name="P33">"Activation" des redirections des liens. Renseignez les href de vos liens. A cette étape, toutes les pages ou presque doivent être navigables.</text:p>
        </text:list-item>
      </text:list>
      <text:p text:style-name="P34">2. Mise en place de la BDD</text:p>
      <text:list text:style-name="LFO15" text:continue-numbering="true">
        <text:list-item>
          <text:p text:style-name="P35">En se basant sur la conception</text:p>
        </text:list-item>
        <text:list-item>
          <text:p text:style-name="P36">Générer un script SQL qui permet, une fois lancé, de créer la BDD</text:p>
        </text:list-item>
        <text:list-item>
          <text:p text:style-name="P37">Si possible en intégrant des jeux de données démo / test.</text:p>
        </text:list-item>
      </text:list>
      <text:p text:style-name="P38">3. Authentification</text:p>
      <text:list text:style-name="LFO16" text:continue-numbering="true">
        <text:list-item>
          <text:p text:style-name="P39">Mise en place de l'inscription / connexion</text:p>
        </text:list-item>
      </text:list>
      <text:p text:style-name="P40">4. Intégration de la BDD dans le PHP</text:p>
      <text:list text:style-name="LFO17" text:continue-numbering="true">
        <text:list-item>
          <text:p text:style-name="P41">Etablir la connexion pour toutes les pages du site</text:p>
        </text:list-item>
        <text:list-item>
          <text:p text:style-name="P42">Commencer à tester les requêtes SQL</text:p>
        </text:list-item>
        <text:list-item>
          <text:p text:style-name="P43">Mise en place des SELECT des informations pour toutes les pages, puis intégration des contenus depuis les SELECT vers le HTML.</text:p>
        </text:list-item>
      </text:list>
      <text:p text:style-name="P44">A partir d'ici, vous pouvez vous amuser à modifier les contenus depuis PHPMyAdmin pour vérifier que votre site est bien dynamique partout !</text:p>
      <text:p text:style-name="P45">5. CRUD</text:p>
      <text:list text:style-name="LFO18" text:continue-numbering="true">
        <text:list-item>
          <text:p text:style-name="P46">Mise en fonctionnement de tous les formulaires du sit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TOURMY Quentin</meta:initial-creator>
    <dc:creator>ETOURMY Quentin</dc:creator>
    <meta:creation-date>2024-11-12T07:57:00Z</meta:creation-date>
    <dc:date>2024-11-12T11:10:00Z</dc:date>
    <meta:template xlink:href="Normal.dotm" xlink:type="simple"/>
    <meta:editing-cycles>1</meta:editing-cycles>
    <meta:editing-duration>PT10020S</meta:editing-duration>
    <meta:document-statistic meta:page-count="2" meta:paragraph-count="4" meta:word-count="326" meta:character-count="2116" meta:row-count="14" meta:non-whitespace-character-count="1794"/>
  </office:meta>
</office:document-meta>
</file>